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119E00000ABE67CD1C98D3E3CD5E.png" manifest:media-type="image/png"/>
  <manifest:file-entry manifest:full-path="Pictures/10000201000000390000225755DA5A5E0D56D355.png" manifest:media-type="image/png"/>
  <manifest:file-entry manifest:full-path="Pictures/1000124A0000072200044E40BBE677545D9E4EEC.svg" manifest:media-type="image/svg+xml"/>
  <manifest:file-entry manifest:full-path="Pictures/100002010000117B00000B63534B144506D47E88.png" manifest:media-type="image/png"/>
  <manifest:file-entry manifest:full-path="Pictures/10000201000012D5000007A8C6C5B211237063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325cm, 0cm, 5.963cm, 25.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3.863cm, 0cm, 52.809cm)" draw:image-opacity="100%" style:mirror="non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04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849cm, 0cm, 6.472cm, 18.445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4.961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262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2cm" fo:min-width="1.786cm" fo:padding-top="0.142cm" fo:padding-bottom="0.142cm" fo:padding-left="0.267cm" fo:padding-right="0.267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-color="#a5a5a5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-color="#0000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575cm" fo:min-width="1.121cm" fo:padding-top="0.134cm" fo:padding-bottom="0.134cm" fo:padding-left="0.259cm" fo:padding-right="0.259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196cm" fo:min-width="7.423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196cm" fo:min-width="7.803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style:text-properties fo:font-size="11pt"/>
    </style:style>
    <style:style style:name="P8" style:family="paragraph">
      <loext:graphic-properties draw:fill="none" draw:fill-color="#ffffff"/>
      <style:text-properties fo:font-size="11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5a5a5"/>
      <style:paragraph-properties fo:text-align="center"/>
    </style:style>
    <style:style style:name="P15" style:family="paragraph">
      <loext:graphic-properties draw:fill-color="#0000ff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284cm" svg:height="9.948cm" svg:x="0.229cm" svg:y="0.483cm">
          <draw:image xlink:href="Pictures/100002010000117B00000B63534B144506D47E88.png" xlink:type="simple" xlink:show="embed" xlink:actuate="onLoad">
            <text:p/>
          </draw:image>
        </draw:frame>
        <draw:frame draw:style-name="gr2" draw:text-style-name="P1" draw:layer="layout" svg:width="7.45cm" svg:height="7.591cm" svg:x="13.041cm" svg:y="1.336cm">
          <draw:image xlink:href="Pictures/10000201000012D5000007A8C6C5B21123706393.png" xlink:type="simple" xlink:show="embed" xlink:actuate="onLoad">
            <text:p/>
          </draw:image>
        </draw:frame>
        <draw:custom-shape draw:style-name="gr3" draw:text-style-name="P2" draw:layer="layout" svg:width="0.254cm" svg:height="0.254cm" svg:x="13.845cm" svg:y="1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3.462cm" svg:height="8.198cm" svg:x="0.945cm" svg:y="10.655cm">
          <draw:image xlink:href="Pictures/100002010000119E00000ABE67CD1C98D3E3CD5E.png" xlink:type="simple" xlink:show="embed" xlink:actuate="onLoad">
            <text:p/>
          </draw:image>
        </draw:frame>
        <draw:frame draw:style-name="gr5" draw:text-style-name="P1" draw:layer="layout" svg:width="7.729cm" svg:height="7.62cm" svg:x="13.029cm" svg:y="10.743cm">
          <draw:image xlink:href="Pictures/10000201000012D5000007A8C6C5B21123706393.png" xlink:type="simple" xlink:show="embed" xlink:actuate="onLoad">
            <text:p/>
          </draw:image>
        </draw:frame>
        <draw:custom-shape draw:style-name="gr3" draw:text-style-name="P2" draw:layer="layout" svg:width="0.254cm" svg:height="0.254cm" svg:x="13.945cm" svg:y="11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032cm" svg:height="0.763cm" svg:x="0.483cm" svg:y="1.486cm">
          <draw:text-box>
            <text:p text:style-name="P3"><text:span text:style-name="T1">A</text:span></text:p>
          </draw:text-box>
        </draw:frame>
        <draw:frame draw:style-name="gr6" draw:text-style-name="P4" draw:layer="layout" svg:width="2.032cm" svg:height="0.763cm" svg:x="13.537cm" svg:y="1.486cm">
          <draw:text-box>
            <text:p text:style-name="P3"><text:span text:style-name="T1">B</text:span></text:p>
          </draw:text-box>
        </draw:frame>
        <draw:frame draw:style-name="gr6" draw:text-style-name="P4" draw:layer="layout" svg:width="2.032cm" svg:height="0.763cm" svg:x="0.483cm" svg:y="10.887cm">
          <draw:text-box>
            <text:p text:style-name="P3"><text:span text:style-name="T1">C</text:span></text:p>
          </draw:text-box>
        </draw:frame>
        <draw:frame draw:style-name="gr6" draw:text-style-name="P4" draw:layer="layout" svg:width="2.032cm" svg:height="0.763cm" svg:x="13.637cm" svg:y="10.987cm">
          <draw:text-box>
            <text:p text:style-name="P3"><text:span text:style-name="T1">D</text:span></text:p>
          </draw:text-box>
        </draw:frame>
        <draw:frame draw:style-name="gr7" draw:text-style-name="P1" draw:layer="layout" svg:width="0.489cm" svg:height="7.923cm" draw:transform="rotate (1.5707963267949) translate (0.755cm 18.989cm)">
          <draw:image xlink:href="Pictures/1000124A0000072200044E40BBE677545D9E4EEC.svg" xlink:type="simple" xlink:show="embed" xlink:actuate="onLoad">
            <text:p/>
          </draw:image>
          <draw:image xlink:href="Pictures/10000201000000390000225755DA5A5E0D56D355.png" xlink:type="simple" xlink:show="embed" xlink:actuate="onLoad"/>
        </draw:frame>
        <draw:frame draw:style-name="gr8" draw:text-style-name="P6" draw:layer="layout" svg:width="3.073cm" svg:height="0.645cm" svg:x="0.602cm" svg:y="18.353cm">
          <draw:text-box>
            <text:p text:style-name="P5">Conductivity</text:p>
          </draw:text-box>
        </draw:frame>
        <draw:frame draw:style-name="gr9" draw:text-style-name="P8" draw:layer="layout" svg:width="1.632cm" svg:height="0.683cm" svg:x="7.741cm" svg:y="17.988cm">
          <draw:text-box>
            <text:p text:style-name="P7">286</text:p>
          </draw:text-box>
        </draw:frame>
        <draw:frame draw:style-name="gr9" draw:text-style-name="P8" draw:layer="layout" svg:width="1.632cm" svg:height="0.683cm" svg:x="0.629cm" svg:y="17.962cm">
          <draw:text-box>
            <text:p text:style-name="P7">3917</text:p>
          </draw:text-box>
        </draw:frame>
        <draw:custom-shape draw:style-name="gr10" draw:text-style-name="P9" draw:layer="layout" svg:width="0.254cm" svg:height="0.254cm" svg:x="6.163cm" svg:y="8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254cm" svg:height="0.254cm" svg:x="6.164cm" svg:y="9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2.286cm" svg:height="1.673cm" svg:x="6.325cm" svg:y="8.208cm">
          <draw:text-box>
            <text:p text:style-name="P11">Swab</text:p>
            <text:p text:style-name="P11">Water</text:p>
          </draw:text-box>
        </draw:frame>
        <draw:custom-shape draw:style-name="gr13" draw:text-style-name="P13" draw:layer="layout" svg:width="2.286cm" svg:height="1.27cm" svg:x="5.909cm" svg:y="8.231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4" draw:layer="layout" svg:width="0.203cm" svg:height="0.203cm" svg:x="14.04cm" svg:y="16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0.203cm" svg:height="0.203cm" svg:x="14.04cm" svg:y="17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2" draw:layer="layout" svg:width="2.286cm" svg:height="1.673cm" svg:x="14.161cm" svg:y="16.482cm">
            <draw:text-box>
              <text:p text:style-name="P11"><text:span text:style-name="T2">Swab</text:span></text:p>
              <text:p text:style-name="P11"><text:span text:style-name="T2">Water</text:span></text:p>
            </draw:text-box>
          </draw:frame>
          <draw:custom-shape draw:style-name="gr16" draw:text-style-name="P13" draw:layer="layout" svg:width="1.639cm" svg:height="0.843cm" svg:x="13.849cm" svg:y="16.6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4" draw:layer="layout" svg:width="0.203cm" svg:height="0.203cm" svg:x="13.935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0.203cm" svg:height="0.203cm" svg:x="13.935cm" svg:y="7.7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2" draw:layer="layout" svg:width="2.286cm" svg:height="1.673cm" svg:x="14.056cm" svg:y="7.083cm">
            <draw:text-box>
              <text:p text:style-name="P11"><text:span text:style-name="T2">S</text:span><text:span text:style-name="T2">w</text:span><text:span text:style-name="T2">a</text:span><text:span text:style-name="T2">b</text:span></text:p>
              <text:p text:style-name="P11"><text:span text:style-name="T2">W</text:span><text:span text:style-name="T2">a</text:span><text:span text:style-name="T2">t</text:span><text:span text:style-name="T2">e</text:span><text:span text:style-name="T2">r</text:span></text:p>
            </draw:text-box>
          </draw:frame>
          <draw:custom-shape draw:style-name="gr16" draw:text-style-name="P13" draw:layer="layout" svg:width="1.639cm" svg:height="0.843cm" svg:x="13.744cm" svg:y="7.20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9" draw:layer="layout" svg:width="7.923cm" svg:height="0.446cm" svg:x="0.753cm" svg:y="18.543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frame draw:style-name="gr7" draw:text-style-name="P1" draw:layer="layout" svg:width="0.489cm" svg:height="8.303cm" draw:transform="rotate (1.5707963267949) translate (0.23cm 10.349cm)">
          <draw:image xlink:href="Pictures/1000124A0000072200044E40BBE677545D9E4EEC.svg" xlink:type="simple" xlink:show="embed" xlink:actuate="onLoad">
            <text:p/>
          </draw:image>
          <draw:image xlink:href="Pictures/10000201000000390000225755DA5A5E0D56D355.png" xlink:type="simple" xlink:show="embed" xlink:actuate="onLoad"/>
        </draw:frame>
        <draw:custom-shape draw:style-name="gr18" draw:text-style-name="P9" draw:layer="layout" svg:width="8.303cm" svg:height="0.446cm" svg:x="0.228cm" svg:y="9.903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frame draw:style-name="gr8" draw:text-style-name="P6" draw:layer="layout" svg:width="3.073cm" svg:height="0.645cm" svg:x="0.243cm" svg:y="9.702cm">
          <draw:text-box>
            <text:p text:style-name="P5">Conductivity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64cm" fo:margin-bottom="0cm" fo:text-indent="0cm"/>
      <style:text-properties fo:font-size="32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8cm" fo:margin-bottom="0cm" fo:text-indent="0cm"/>
      <style:text-properties fo:font-size="2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2cm" fo:margin-bottom="0cm" fo:text-indent="0cm"/>
      <style:text-properties fo:font-size="23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5cm" fo:margin-bottom="0cm" fo:text-indent="0cm"/>
      <style:text-properties fo:font-size="23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5cm" fo:margin-bottom="0cm" fo:text-indent="0cm"/>
      <style:text-properties fo:font-size="23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5cm" fo:margin-bottom="0cm" fo:text-indent="0cm"/>
      <style:text-properties fo:font-size="23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5cm" fo:margin-bottom="0cm" fo:text-indent="0cm"/>
      <style:text-properties fo:font-size="23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5cm" fo:margin-bottom="0cm" fo:text-indent="0cm"/>
      <style:text-properties fo:font-size="23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.006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7.83cm" svg:height="7.575cm" svg:x="1.584cm" svg:y="2.485cm"/>
      <draw:page-thumbnail draw:layer="backgroundobjects" svg:width="7.83cm" svg:height="7.575cm" svg:x="1.584cm" svg:y="11.061cm"/>
      <draw:page-thumbnail draw:layer="backgroundobjects" svg:width="7.83cm" svg:height="7.575cm" svg:x="1.584cm" svg:y="19.637cm"/>
      <draw:page-thumbnail draw:layer="backgroundobjects" svg:width="7.83cm" svg:height="7.575cm" svg:x="11.584cm" svg:y="2.485cm"/>
      <draw:page-thumbnail draw:layer="backgroundobjects" svg:width="7.83cm" svg:height="7.575cm" svg:x="11.584cm" svg:y="11.061cm"/>
      <draw:page-thumbnail draw:layer="backgroundobjects" svg:width="7.83cm" svg:height="7.575cm" svg:x="11.584cm" svg:y="19.637cm"/>
    </style:handout-master>
    <style:master-page style:name="Default" style:page-layout-name="PM1" draw:style-name="Mdp1">
      <draw:frame presentation:style-name="Default-title" draw:layer="backgroundobjects" svg:width="17.121cm" svg:height="3.062cm" svg:x="1.941cm" svg:y="1.722cm" presentation:class="title" presentation:placeholder="true">
        <draw:text-box/>
      </draw:frame>
      <draw:frame presentation:style-name="Default-outline1" draw:layer="backgroundobjects" svg:width="17.121cm" svg:height="10.635cm" svg:x="1.941cm" svg:y="5.281cm" presentation:class="outline" presentation:placeholder="true">
        <draw:text-box/>
      </draw:frame>
      <draw:frame presentation:style-name="Mpr1" draw:text-style-name="MP2" draw:layer="backgroundobjects" svg:width="4.432cm" svg:height="1.263cm" svg:x="1.941cm" svg:y="17.69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3cm" svg:height="1.263cm" svg:x="7.497cm" svg:y="17.69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32cm" svg:height="1.263cm" svg:x="14.63cm" svg:y="17.69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16:17:09.253276896</meta:creation-date>
    <dc:date>2019-06-03T17:31:37.842230844</dc:date>
    <meta:editing-duration>PT12M15S</meta:editing-duration>
    <meta:editing-cycles>3</meta:editing-cycles>
    <meta:generator>LibreOffice/6.0.7.3$Linux_X86_64 LibreOffice_project/00m0$Build-3</meta:generator>
    <meta:document-statistic meta:object-count="55"/>
  </office:meta>
</office:document-meta>
</file>